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language="de" fo:country="DE"/>
    </style:style>
    <style:style style:name="P4" style:family="paragraph" style:parent-style-name="Standard" style:master-page-name="Standard">
      <style:paragraph-properties fo:text-align="center" style:justify-single-word="false" style:page-number="auto"/>
      <style:text-properties fo:font-weight="bold" style:font-weight-asian="bold"/>
    </style:style>
    <style:style style:name="P5" style:family="paragraph" style:parent-style-name="Standard">
      <style:paragraph-properties fo:margin-top="0cm" fo:margin-bottom="0.423cm" loext:contextual-spacing="false" fo:orphans="2" fo:widows="2" style:writing-mode="lr-tb"/>
    </style:style>
    <style:style style:name="P6" style:family="paragraph" style:parent-style-name="Normal_20__28_Web_29_">
      <style:paragraph-properties fo:margin-top="0cm" fo:margin-bottom="0cm" loext:contextual-spacing="false"/>
    </style:style>
    <style:style style:name="P7" style:family="paragraph" style:parent-style-name="Normal_20__28_Web_29_">
      <style:paragraph-properties fo:margin-top="0cm" fo:margin-bottom="0cm" loext:contextual-spacing="false"/>
      <style:text-properties fo:font-weight="bold" style:font-weight-asian="bold"/>
    </style:style>
    <style:style style:name="P8" style:family="paragraph" style:parent-style-name="Normal_20__28_Web_29_">
      <style:paragraph-properties fo:margin-top="0cm" fo:margin-bottom="0cm" loext:contextual-spacing="false"/>
      <style:text-properties fo:language="de" fo:country="DE"/>
    </style:style>
    <style:style style:name="P9" style:family="paragraph" style:parent-style-name="Normal_20__28_Web_29_">
      <style:paragraph-properties fo:margin-top="0cm" fo:margin-bottom="0cm" loext:contextual-spacing="false"/>
      <style:text-properties fo:language="de" fo:country="DE" officeooo:paragraph-rsid="00096892"/>
    </style:style>
    <style:style style:name="P10" style:family="paragraph" style:parent-style-name="Normal_20__28_Web_29_">
      <style:paragraph-properties fo:margin-top="0cm" fo:margin-bottom="0cm" loext:contextual-spacing="false">
        <style:tab-stops>
          <style:tab-stop style:position="5.08cm" style:leader-style="solid" style:leader-text="_"/>
        </style:tab-stops>
      </style:paragraph-properties>
    </style:style>
    <style:style style:name="P11" style:family="paragraph" style:parent-style-name="Normal_20__28_Web_29_">
      <style:paragraph-properties fo:margin-top="0cm" fo:margin-bottom="0cm" loext:contextual-spacing="false"/>
      <style:text-properties officeooo:paragraph-rsid="00096892"/>
    </style:style>
    <style:style style:name="T1" style:family="text">
      <style:text-properties fo:font-weight="bold" style:font-weight-asian="bold"/>
    </style:style>
    <style:style style:name="T2" style:family="text">
      <style:text-properties fo:language="de" fo:country="DE"/>
    </style:style>
    <style:style style:name="T3" style:family="text">
      <style:text-properties fo:language="de" fo:country="DE" officeooo:rsid="00096892"/>
    </style:style>
    <style:style style:name="T4" style:family="text">
      <style:text-properties officeooo:rsid="000968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andum of Understanding</text:p>
      <text:p text:style-name="P2"/>
      <text:p text:style-name="P1">Between</text:p>
      <text:p text:style-name="P1"/>
      <text:p text:style-name="P3">Lecturers without borders (<text:span text:style-name="T4">LeWiBo</text:span> <text:a xlink:type="simple" xlink:href="http://www.SciEd.network/" text:style-name="Internet_20_link" text:visited-style-name="Visited_20_Internet_20_Link"><text:span text:style-name="T4">www.</text:span></text:a><text:a xlink:type="simple" xlink:href="http://www.SciEd.network/" text:style-name="Internet_20_link" text:visited-style-name="Visited_20_Internet_20_Link">SciEd.network</text:a><text:span text:style-name="T4">)</text:span> project<text:span text:style-name="T4"> at </text:span>Centre of Research and Interdisciplinarity (CRI), Paris, France</text:p>
      <text:p text:style-name="P1"/>
      <text:p text:style-name="P1">and</text:p>
      <text:p text:style-name="P1"/>
      <text:p text:style-name="P3"><text:s/></text:p>
      <text:p text:style-name="P6"/>
      <text:p text:style-name="P11">This Memorandum of Understanding (MOU) sets for the terms and understanding between the <text:span text:style-name="T3">LeWiBo</text:span><text:span text:style-name="T2"> network project, Centre of Research and Interdisciplinarity (CRI), Paris, France</text:span> and <text:s text:c="50"/><text:span text:style-name="T2"><text:s text:c="4"/></text:span></text:p>
      <text:p text:style-name="P6"><text:span text:style-name="T2"><text:s text:c="40"/>in order </text:span>to <text:span text:style-name="T2">allow the lecturing activities of researchers</text:span> <text:span text:style-name="T2">in schools</text:span>.</text:p>
      <text:p text:style-name="P6"/>
      <text:p text:style-name="P7">Background</text:p>
      <text:p text:style-name="P9">The partnership between <text:span text:style-name="T4">LeWiBo</text:span> network project <text:s/>and <text:s text:c="51"/>is important because it can increase the visibility of the research and to maintain multicultural relations between different countries, where the scientists are coming from.</text:p>
      <text:p text:style-name="P6"/>
      <text:p text:style-name="P7">Purpose</text:p>
      <text:p text:style-name="P11">This MOU will <text:span text:style-name="T2">purpose the permission to enter the schools for researchers, who are registered and verified by </text:span><text:span text:style-name="T3">LeWiBo</text:span><text:span text:style-name="T2"> platform www.scied.network</text:span></text:p>
      <text:p text:style-name="P6"/>
      <text:p text:style-name="P6">The above goals will be accomplished by undertaking the following activities:</text:p>
      <text:p text:style-name="P8">entering the schools; setting up the lectures at schools (especially in remote and underprivileged schools); communicating with students of the school on scientific content.</text:p>
      <text:p text:style-name="P6"/>
      <text:p text:style-name="P7">Funding</text:p>
      <text:p text:style-name="P8">This Memorandum of Understanding is not commitment of funds.</text:p>
      <text:p text:style-name="P7"/>
      <text:p text:style-name="P7">Duration</text:p>
      <text:p text:style-name="P11">This MOU is at-will and may be modified by mutual consent of authorized officials from <text:span text:style-name="T3">LeWiBo</text:span><text:span text:style-name="T2"> network and <text:s text:c="61"/></text:span>. This MOU shall become effective upon signature by the authorized officials from the <text:span text:style-name="T3">LeWiBo</text:span><text:span text:style-name="T2"> network and <text:s text:c="46"/></text:span>and will remain in effect until modified or terminated by any one of the partners by mutual consent. In the absence of mutual agreement by the authorized officials from <text:span text:style-name="T3">LeWiBo</text:span><text:span text:style-name="T2"> network and <text:s text:c="23"/></text:span></text:p>
      <text:p text:style-name="P6"><text:span text:style-name="T2"><text:s text:c="53"/></text:span><text:s/>this MOU shall end on <text:span text:style-name="T2">1 January of 2030</text:span>.</text:p>
      <text:p text:style-name="P7"><text:soft-page-break/></text:p>
      <text:p text:style-name="P7">Contact Information</text:p>
      <text:p text:style-name="P6">Partner name <text:span text:style-name="T2">Liubov Tupikina</text:span></text:p>
      <text:p text:style-name="P11">Partner representative of <text:span text:style-name="T2">Lecturers without borders ( </text:span><text:span text:style-name="T3">LeWiBo at </text:span><text:a xlink:type="simple" xlink:href="http://www.scied.network/" text:style-name="Internet_20_link" text:visited-style-name="Visited_20_Internet_20_Link">www.scied.</text:a><text:a xlink:type="simple" xlink:href="http://www.scied.network/" text:style-name="Internet_20_link" text:visited-style-name="Visited_20_Internet_20_Link"><text:span text:style-name="T2">network</text:span></text:a><text:span text:style-name="T2">), CRI, Paris, France</text:span></text:p>
      <text:p text:style-name="P6">Position <text:span text:style-name="T2">researcher</text:span></text:p>
      <text:p text:style-name="P6">Address <text:span text:style-name="T2">Bd Jourdan, 55, 75014, Paris, France</text:span></text:p>
      <text:p text:style-name="P6">Telephone <text:span text:style-name="T2">+33634607891</text:span></text:p>
      <text:p text:style-name="P6">Fax</text:p>
      <text:p text:style-name="P6">E-mail <text:span text:style-name="T2">liubov.tupikina@cri-paris.org</text:span></text:p>
      <text:p text:style-name="P6"/>
      <text:p text:style-name="P6"/>
      <text:p text:style-name="P6">Partner name</text:p>
      <text:p text:style-name="P6">Partner representative</text:p>
      <text:p text:style-name="P6">Position</text:p>
      <text:p text:style-name="P6">Address</text:p>
      <text:p text:style-name="P6">Telephone</text:p>
      <text:p text:style-name="P6">Fax</text:p>
      <text:p text:style-name="P6">E-mail</text:p>
      <text:p text:style-name="P6"/>
      <text:p text:style-name="P6"/>
      <text:p text:style-name="P6"/>
      <text:p text:style-name="P6"/>
      <text:p text:style-name="P10"><text:tab/>Date:</text:p>
      <text:p text:style-name="P6">(Partner signature)</text:p>
      <text:p text:style-name="P6">(Partner name, organization, position)</text:p>
      <text:p text:style-name="P6"/>
      <text:p text:style-name="P10"><text:tab/>Date:</text:p>
      <text:p text:style-name="P6">(Partner signature)</text:p>
      <text:p text:style-name="Standard">(Partner name, organization, posi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ormal_20__28_Web_29_" style:display-name="Normal (Web)" style:family="paragraph" style:parent-style-name="Standard">
      <style:paragraph-properties fo:margin-top="0.494cm" fo:margin-bottom="0.494cm" loext:contextual-spacing="false"/>
    </style:style>
    <style:style style:name="No_20_Spacing" style:display-name="No Spacing"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mple Memorandum of Understanding Template</dc:title>
    <dc:subject>CDC developed this publication, Collaboration Guide for Pacific Island Cancer and Chronic Disease Programs (or the Pacific Island Collaboration Guide), to help CCC programs and coalitions and other chronic disease and school-based programs and coalitions work together.</dc:subject>
    <meta:keyword>cancer</meta:keyword>
    <meta:keyword>CDC</meta:keyword>
    <meta:keyword>NCCCP</meta:keyword>
    <meta:keyword>comprehensive</meta:keyword>
    <meta:keyword>CCC</meta:keyword>
    <meta:keyword>pacific islander</meta:keyword>
    <meta:keyword>collaboration guide</meta:keyword>
    <meta:initial-creator>CDC User</meta:initial-creator>
    <meta:creation-date>2013-07-10T17:07:00</meta:creation-date>
    <dc:date>2019-08-05T19:19:56.843000000</dc:date>
    <meta:editing-cycles>14</meta:editing-cycles>
    <meta:editing-duration>PT2H53M43S</meta:editing-duration>
    <meta:generator>LibreOffice/5.3.0.3$Windows_X86_64 LibreOffice_project/7074905676c47b82bbcfbea1aeefc84afe1c50e1</meta:generator>
    <meta:document-statistic meta:table-count="0" meta:image-count="0" meta:object-count="0" meta:page-count="2" meta:paragraph-count="39" meta:word-count="289" meta:character-count="2359" meta:non-whitespace-character-count="1773"/>
  </office:meta>
</office:document-meta>
</file>